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B0000033AAED28901866496D2.png" manifest:media-type="image/png"/>
  <manifest:file-entry manifest:full-path="Pictures/1000000000000283000002C73CA3C68F5F37DB5A.png" manifest:media-type="image/png"/>
  <manifest:file-entry manifest:full-path="Pictures/10000000000002BF000003680E21DD0278054F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18.798cm" draw:z-index="0"><draw:image xlink:href="Pictures/1000000000000283000002C73CA3C68F5F37DB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7cm" svg:height="21.086cm" draw:z-index="1"><draw:image xlink:href="Pictures/10000000000002BF000003680E21DD0278054FC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15.954cm" svg:height="21.855cm" draw:z-index="2"><draw:image xlink:href="Pictures/100000000000025B0000033AAED28901866496D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7:56:20.607633284</meta:creation-date>
    <dc:date>2020-01-31T07:57:12.403336097</dc:date>
    <meta:editing-duration>PT53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2.6.2$Linux_X86_64 LibreOffice_project/20$Build-2</meta:generator>
  </office:meta>
</office:document-meta>
</file>